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FreeSans, sans-serif"/>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style:line-height-at-least="0.45cm" fo:text-align="start" style:justify-single-word="false" fo:widows="1" fo:text-indent="0cm" style:auto-text-indent="false"/>
      <style:text-properties officeooo:paragraph-rsid="003434a0"/>
    </style:style>
    <style:style style:name="P2"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25f3d5" officeooo:paragraph-rsid="00351ae4" style:font-name-asian="Garuda" style:font-size-asian="10.5pt" style:font-size-complex="10.5pt"/>
    </style:style>
    <style:style style:name="P3" style:family="paragraph" style:parent-style-name="Standard">
      <style:paragraph-properties fo:margin-left="0cm" fo:margin-right="0cm" style:line-height-at-least="0.45cm" fo:text-align="start" style:justify-single-word="false" fo:widows="1" fo:text-indent="0cm" style:auto-text-indent="false"/>
      <style:text-properties fo:color="#111111" fo:font-size="10.5pt" officeooo:paragraph-rsid="0044a56a" style:font-size-asian="10.5pt" style:font-size-complex="10.5pt"/>
    </style:style>
    <style:style style:name="P4" style:family="paragraph" style:parent-style-name="Standard">
      <style:paragraph-properties fo:margin-left="0cm" fo:margin-right="0cm" style:line-height-at-least="0.45cm" fo:text-align="start" style:justify-single-word="false" fo:widows="1" fo:text-indent="0cm" style:auto-text-indent="false"/>
      <style:text-properties fo:color="#111111" fo:font-size="10.5pt" officeooo:rsid="003baa4b" officeooo:paragraph-rsid="003baa4b" style:font-size-asian="10.5pt" style:font-size-complex="10.5pt"/>
    </style:style>
    <style:style style:name="P5" style:family="paragraph" style:parent-style-name="Standard">
      <style:paragraph-properties fo:margin-left="0cm" fo:margin-right="0cm" style:line-height-at-least="0.45cm" fo:text-align="start" style:justify-single-word="false" fo:widows="1" fo:text-indent="0cm" style:auto-text-indent="false"/>
      <style:text-properties fo:color="#111111" fo:font-size="10.5pt" officeooo:rsid="0044a56a" officeooo:paragraph-rsid="0044a56a" style:font-size-asian="10.5pt" style:font-size-complex="10.5pt"/>
    </style:style>
    <style:style style:name="P6" style:family="paragraph" style:parent-style-name="Text_20_body">
      <style:paragraph-properties fo:margin-left="0cm" fo:margin-right="0cm" style:line-height-at-least="0.45cm" fo:text-align="start" style:justify-single-word="false" fo:widows="1" fo:text-indent="0cm" style:auto-text-indent="false"/>
      <style:text-properties officeooo:paragraph-rsid="00565997"/>
    </style:style>
    <style:style style:name="P7" style:family="paragraph" style:parent-style-name="Text_20_body">
      <style:paragraph-properties fo:margin-left="0cm" fo:margin-right="0cm" style:line-height-at-least="0.45cm" fo:text-align="start" style:justify-single-word="false" fo:widows="1" fo:text-indent="0cm" style:auto-text-indent="false"/>
      <style:text-properties style:font-name="Garuda" fo:font-size="10.5pt" officeooo:paragraph-rsid="0048528a" style:font-size-asian="10.5pt" style:font-size-complex="10.5pt"/>
    </style:style>
    <style:style style:name="P8" style:family="paragraph" style:parent-style-name="Text_20_body">
      <style:paragraph-properties fo:margin-left="0cm" fo:margin-right="0cm" style:line-height-at-least="0.45cm" fo:text-align="start" style:justify-single-word="false" fo:widows="1" fo:text-indent="0cm" style:auto-text-indent="false"/>
      <style:text-properties style:font-name="Garuda" fo:font-size="10.5pt" officeooo:paragraph-rsid="004a31a2" style:font-size-asian="10.5pt" style:font-size-complex="10.5pt"/>
    </style:style>
    <style:style style:name="P9" style:family="paragraph" style:parent-style-name="Text_20_body">
      <style:paragraph-properties fo:margin-left="0cm" fo:margin-right="0cm" style:line-height-at-least="0.45cm" fo:text-align="start" style:justify-single-word="false" fo:widows="1" fo:text-indent="0cm" style:auto-text-indent="false"/>
      <style:text-properties style:font-name="Garuda" fo:font-size="10.5pt" officeooo:rsid="004c8472" officeooo:paragraph-rsid="004c8472" style:font-size-asian="10.5pt" style:font-size-complex="10.5pt"/>
    </style:style>
    <style:style style:name="P10"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officeooo:rsid="0050e6b1" officeooo:paragraph-rsid="0050e6b1" style:font-size-asian="10.5pt" style:font-size-complex="10.5pt"/>
    </style:style>
    <style:style style:name="P11"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officeooo:rsid="005267d1" officeooo:paragraph-rsid="005267d1" style:font-size-asian="10.5pt" style:font-size-complex="10.5pt"/>
    </style:style>
    <style:style style:name="P12"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fo:font-weight="normal" officeooo:rsid="005c9f9b" officeooo:paragraph-rsid="005c9f9b" style:font-size-asian="10.5pt" style:font-weight-asian="normal" style:font-size-complex="10.5pt" style:font-weight-complex="normal"/>
    </style:style>
    <style:style style:name="P13"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fo:font-weight="normal" officeooo:rsid="005c9f9b" officeooo:paragraph-rsid="006167df" style:font-size-asian="10.5pt" style:font-weight-asian="normal" style:font-size-complex="10.5pt" style:font-weight-complex="normal"/>
    </style:style>
    <style:style style:name="P14"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fo:font-weight="normal" officeooo:rsid="006323e3" officeooo:paragraph-rsid="006323e3" style:font-size-asian="10.5pt" style:font-weight-asian="normal" style:font-size-complex="10.5pt" style:font-weight-complex="normal"/>
    </style:style>
    <style:style style:name="P15"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fo:font-weight="bold" officeooo:rsid="004c8472" officeooo:paragraph-rsid="005b24b0" style:font-size-asian="12pt" style:font-weight-asian="bold" style:font-size-complex="12pt" style:font-weight-complex="bold"/>
    </style:style>
    <style:style style:name="P16"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fo:font-weight="bold" officeooo:rsid="004c8472" officeooo:paragraph-rsid="005c6610" style:font-size-asian="12pt" style:font-weight-asian="bold" style:font-size-complex="12pt" style:font-weight-complex="bold"/>
    </style:style>
    <style:style style:name="P17" style:family="paragraph" style:parent-style-name="Text_20_body">
      <style:paragraph-properties fo:margin-left="0cm" fo:margin-right="0cm" style:line-height-at-least="0.45cm" fo:text-align="start" style:justify-single-word="false" fo:widows="1" fo:text-indent="0cm" style:auto-text-indent="false"/>
      <style:text-properties officeooo:rsid="0058e126" officeooo:paragraph-rsid="0058e126"/>
    </style:style>
    <style:style style:name="P18" style:family="paragraph" style:parent-style-name="Text_20_body">
      <style:paragraph-properties fo:margin-left="0cm" fo:margin-right="0cm" style:line-height-at-least="0.45cm" fo:text-align="start" style:justify-single-word="false" fo:widows="1" fo:text-indent="0cm" style:auto-text-indent="false" fo:background-color="transparent">
        <style:background-image/>
      </style:paragraph-properties>
      <style:text-properties style:font-name="Garuda" fo:font-size="10.5pt" officeooo:rsid="004a31a2" officeooo:paragraph-rsid="004a31a2" fo:background-color="transparent" style:font-size-asian="10.5pt" style:font-size-complex="10.5pt"/>
    </style:style>
    <style:style style:name="P19" style:family="paragraph" style:parent-style-name="Text_20_body">
      <style:paragraph-properties fo:margin-left="0cm" fo:margin-right="0cm" style:line-height-at-least="0.45cm" fo:text-align="start" style:justify-single-word="false" fo:widows="1" fo:text-indent="0cm" style:auto-text-indent="false" fo:background-color="transparent">
        <style:background-image/>
      </style:paragraph-properties>
      <style:text-properties style:font-name="Garuda" fo:font-size="10.5pt" officeooo:paragraph-rsid="004c1220" fo:background-color="transparent" style:font-size-asian="10.5pt" style:font-size-complex="10.5pt"/>
    </style:style>
    <style:style style:name="P20" style:family="paragraph" style:parent-style-name="Heading_20_4">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4pt" fo:letter-spacing="normal" fo:font-style="normal" fo:font-weight="bold" officeooo:rsid="0044a56a" officeooo:paragraph-rsid="0044a56a" style:font-size-asian="14pt" style:font-size-complex="14pt"/>
    </style:style>
    <style:style style:name="P21"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37d66f" officeooo:paragraph-rsid="0044a56a" style:font-name-asian="Garuda" style:font-size-asian="10.5pt" style:font-size-complex="10.5pt"/>
    </style:style>
    <style:style style:name="P22"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3baa4b" officeooo:paragraph-rsid="003baa4b" style:font-name-asian="Garuda" style:font-size-asian="10.5pt" style:font-size-complex="10.5pt"/>
    </style:style>
    <style:style style:name="P23"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25f3d5" officeooo:paragraph-rsid="003c64be" style:font-name-asian="Garuda" style:font-size-asian="10.5pt" style:font-size-complex="10.5pt"/>
    </style:style>
    <style:style style:name="P24"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b3265" officeooo:paragraph-rsid="005b3265" style:font-name-asian="Garuda" style:font-size-asian="10.5pt" style:font-size-complex="10.5pt"/>
    </style:style>
    <style:style style:name="P25"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048528a" officeooo:paragraph-rsid="004a31a2" style:font-size-asian="10.5pt" style:font-size-complex="10.5pt"/>
    </style:style>
    <style:style style:name="P26"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paragraph-rsid="004c1220" style:font-size-asian="10.5pt" style:font-size-complex="10.5pt"/>
    </style:style>
    <style:style style:name="P27"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065145d" officeooo:paragraph-rsid="0065145d" style:font-name-asian="Garuda" style:font-size-asian="10.5pt" style:font-weight-asian="normal" style:font-size-complex="10.5pt" style:font-weight-complex="normal"/>
    </style:style>
    <style:style style:name="P28"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06aea33" officeooo:paragraph-rsid="006aea33" style:font-name-asian="Garuda" style:font-size-asian="10.5pt" style:font-weight-asian="normal" style:font-size-complex="10.5pt" style:font-weight-complex="normal"/>
    </style:style>
    <style:style style:name="P29"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50e6b1" officeooo:paragraph-rsid="005267d1" style:font-size-asian="12pt" style:font-weight-asian="bold" style:font-size-complex="12pt" style:font-weight-complex="bold"/>
    </style:style>
    <style:style style:name="P30"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5267d1" officeooo:paragraph-rsid="005267d1" style:font-size-asian="12pt" style:font-weight-asian="bold" style:font-size-complex="12pt" style:font-weight-complex="bold"/>
    </style:style>
    <style:style style:name="P31"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63d257" officeooo:paragraph-rsid="0063d257" style:font-size-asian="12pt" style:font-weight-asian="bold" style:font-size-complex="12pt" style:font-weight-complex="bold"/>
    </style:style>
    <style:style style:name="P32"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65145d" officeooo:paragraph-rsid="0065145d" style:font-name-asian="Garuda" style:font-size-asian="12pt" style:font-weight-asian="bold" style:font-size-complex="12pt" style:font-weight-complex="bold"/>
    </style:style>
    <style:style style:name="P33"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0e6b1" officeooo:paragraph-rsid="0050e6b1" style:font-size-asian="10.5pt" style:font-size-complex="10.5pt"/>
    </style:style>
    <style:style style:name="P34"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267d1" officeooo:paragraph-rsid="005267d1" style:font-size-asian="10.5pt" style:font-size-complex="10.5pt"/>
    </style:style>
    <style:style style:name="P35"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0e6b1" officeooo:paragraph-rsid="005c9f9b" style:font-name-asian="Garuda" style:font-size-asian="10.5pt" style:font-weight-asian="normal" style:font-size-complex="10.5pt" style:font-weight-complex="normal"/>
    </style:style>
    <style:style style:name="P36"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3d257" officeooo:paragraph-rsid="0063d257" style:font-name-asian="Garuda" style:font-size-asian="10.5pt" style:font-weight-asian="normal" style:font-size-complex="10.5pt" style:font-weight-complex="normal"/>
    </style:style>
    <style:style style:name="P37"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5145d" officeooo:paragraph-rsid="0065145d" style:font-name-asian="Garuda" style:font-size-asian="10.5pt" style:font-weight-asian="normal" style:font-size-complex="10.5pt" style:font-weight-complex="normal"/>
    </style:style>
    <style:style style:name="P38"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948cf" officeooo:paragraph-rsid="006948cf" style:font-name-asian="Garuda" style:font-size-asian="10.5pt" style:font-weight-asian="normal" style:font-size-complex="10.5pt" style:font-weight-complex="normal"/>
    </style:style>
    <style:style style:name="T1" style:family="text">
      <style:text-properties fo:font-variant="normal" fo:text-transform="none" fo:color="#333333" fo:letter-spacing="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48528a"/>
    </style:style>
    <style:style style:name="T5" style:family="text">
      <style:text-properties fo:font-variant="normal" fo:text-transform="none" fo:color="#333333" fo:letter-spacing="normal" fo:font-style="normal" fo:font-weight="normal" officeooo:rsid="004aca92"/>
    </style:style>
    <style:style style:name="T6" style:family="text">
      <style:text-properties fo:font-variant="normal" fo:text-transform="none" fo:color="#333333" fo:letter-spacing="normal" fo:font-style="normal" fo:font-weight="normal" officeooo:rsid="0050e6b1"/>
    </style:style>
    <style:style style:name="T7" style:family="text">
      <style:text-properties fo:font-variant="normal" fo:text-transform="none" style:font-name="Garuda" fo:letter-spacing="normal" fo:font-style="normal" fo:font-weight="normal" style:font-name-asian="Garuda"/>
    </style:style>
    <style:style style:name="T8" style:family="text">
      <style:text-properties fo:font-variant="normal" fo:text-transform="none" style:font-name="Garuda" fo:letter-spacing="normal" fo:font-style="normal" fo:font-weight="normal" officeooo:rsid="00351ae4" style:font-name-asian="Garuda"/>
    </style:style>
    <style:style style:name="T9" style:family="text">
      <style:text-properties fo:font-variant="normal" fo:text-transform="none" style:font-name="Garuda" fo:letter-spacing="normal" fo:font-style="normal" fo:font-weight="normal" officeooo:rsid="0036537e" style:font-name-asian="Garuda"/>
    </style:style>
    <style:style style:name="T10" style:family="text">
      <style:text-properties fo:font-variant="normal" fo:text-transform="none" style:font-name="Garuda" fo:letter-spacing="normal" fo:font-style="normal" fo:font-weight="normal" officeooo:rsid="0025f3d5" style:font-name-asian="Garuda"/>
    </style:style>
    <style:style style:name="T11" style:family="text">
      <style:text-properties fo:font-variant="normal" fo:text-transform="none" style:font-name="Garuda" fo:letter-spacing="normal" fo:font-style="normal" fo:font-weight="normal" officeooo:rsid="00387ab2" style:font-name-asian="Garuda"/>
    </style:style>
    <style:style style:name="T12" style:family="text">
      <style:text-properties fo:font-variant="normal" fo:text-transform="none" style:font-name="Garuda" fo:letter-spacing="normal" fo:font-style="normal" fo:font-weight="normal" officeooo:rsid="003a2349" style:font-name-asian="Garuda"/>
    </style:style>
    <style:style style:name="T13" style:family="text">
      <style:text-properties fo:font-variant="normal" fo:text-transform="none" style:font-name="Garuda" fo:letter-spacing="normal" fo:font-style="normal" fo:font-weight="normal" officeooo:rsid="003bcb41" style:font-name-asian="Garuda"/>
    </style:style>
    <style:style style:name="T14" style:family="text">
      <style:text-properties fo:font-variant="normal" fo:text-transform="none" style:font-name="Garuda" fo:letter-spacing="normal" fo:font-style="normal" fo:font-weight="normal" officeooo:rsid="003c64be" style:font-name-asian="Garuda"/>
    </style:style>
    <style:style style:name="T15" style:family="text">
      <style:text-properties fo:font-variant="normal" fo:text-transform="none" style:font-name="Garuda" fo:letter-spacing="normal" fo:font-style="normal" fo:font-weight="normal" officeooo:rsid="003d5733" style:font-name-asian="Garuda"/>
    </style:style>
    <style:style style:name="T16" style:family="text">
      <style:text-properties fo:font-variant="normal" fo:text-transform="none" style:font-name="Garuda" fo:letter-spacing="normal" fo:font-style="normal" fo:font-weight="normal" officeooo:rsid="003e5f20" style:font-name-asian="Garuda"/>
    </style:style>
    <style:style style:name="T17" style:family="text">
      <style:text-properties fo:font-variant="normal" fo:text-transform="none" style:font-name="Garuda" fo:letter-spacing="normal" fo:font-style="normal" fo:font-weight="normal" officeooo:rsid="003ff34e" style:font-name-asian="Garuda"/>
    </style:style>
    <style:style style:name="T18" style:family="text">
      <style:text-properties fo:font-variant="normal" fo:text-transform="none" style:font-name="Garuda" fo:letter-spacing="normal" fo:font-style="normal" fo:font-weight="normal" officeooo:rsid="0041d4cf" style:font-name-asian="Garuda"/>
    </style:style>
    <style:style style:name="T19" style:family="text">
      <style:text-properties fo:font-variant="normal" fo:text-transform="none" style:font-name="Garuda" fo:letter-spacing="normal" fo:font-style="normal" fo:font-weight="normal" officeooo:rsid="00433b51" style:font-name-asian="Garuda"/>
    </style:style>
    <style:style style:name="T20" style:family="text">
      <style:text-properties fo:font-variant="normal" fo:text-transform="none" style:font-name="Garuda" fo:letter-spacing="normal" fo:font-style="normal" fo:font-weight="normal" officeooo:rsid="00469d05" style:font-name-asian="Garuda"/>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5557d9"/>
    </style:style>
    <style:style style:name="T23" style:family="text">
      <style:text-properties fo:font-variant="normal" fo:text-transform="none" fo:letter-spacing="normal" fo:font-style="normal" fo:font-weight="normal" officeooo:rsid="0055dc7f"/>
    </style:style>
    <style:style style:name="T24" style:family="text">
      <style:text-properties fo:font-variant="normal" fo:text-transform="none" fo:letter-spacing="normal" fo:font-style="normal" officeooo:rsid="0050e6b1"/>
    </style:style>
    <style:style style:name="T25" style:family="text">
      <style:text-properties fo:font-variant="normal" fo:text-transform="none" fo:letter-spacing="normal" fo:font-style="normal" officeooo:rsid="005b24b0"/>
    </style:style>
    <style:style style:name="T26" style:family="text">
      <style:text-properties fo:font-variant="normal" fo:text-transform="none" fo:letter-spacing="normal" fo:font-style="normal" officeooo:rsid="005b24b0" style:font-name-asian="Garuda"/>
    </style:style>
    <style:style style:name="T27" style:family="text">
      <style:text-properties fo:font-variant="normal" fo:text-transform="none" fo:letter-spacing="normal" fo:font-style="normal" officeooo:rsid="0050e6b1" style:font-name-asian="Garuda"/>
    </style:style>
    <style:style style:name="T28" style:family="text">
      <style:text-properties fo:font-variant="normal" fo:text-transform="none" fo:letter-spacing="normal" fo:font-style="normal" officeooo:rsid="005f9a5e" style:font-name-asian="Garuda"/>
    </style:style>
    <style:style style:name="T29" style:family="text">
      <style:text-properties fo:font-variant="normal" fo:text-transform="none" fo:letter-spacing="normal" fo:font-style="normal" officeooo:rsid="0062e986" style:font-name-asian="Garuda"/>
    </style:style>
    <style:style style:name="T30" style:family="text">
      <style:text-properties fo:font-variant="normal" fo:text-transform="none" fo:color="#111111" fo:letter-spacing="normal" fo:font-style="normal" fo:font-weight="normal" officeooo:rsid="0048528a" style:font-weight-asian="normal" style:font-weight-complex="normal"/>
    </style:style>
    <style:style style:name="T31" style:family="text">
      <style:text-properties fo:font-variant="normal" fo:text-transform="none" fo:color="#666666" style:font-name="Garuda" fo:font-size="14pt" fo:letter-spacing="normal" fo:font-style="normal" officeooo:rsid="0010f5fe" style:font-name-asian="Garuda" style:font-size-asian="14pt" style:font-size-complex="14pt"/>
    </style:style>
    <style:style style:name="T32" style:family="text">
      <style:text-properties fo:font-variant="normal" fo:text-transform="none" fo:color="#666666" style:font-name="Garuda" fo:font-size="14pt" fo:letter-spacing="normal" fo:font-style="normal" officeooo:rsid="00128af9" style:font-name-asian="Garuda" style:font-size-asian="14pt" style:font-size-complex="14pt"/>
    </style:style>
    <style:style style:name="T33" style:family="text">
      <style:text-properties fo:font-variant="normal" fo:text-transform="none" fo:color="#666666" style:font-name="Garuda" fo:font-size="14pt" fo:letter-spacing="normal" fo:font-style="normal" officeooo:rsid="003434a0" style:font-name-asian="Garuda" style:font-size-asian="14pt" style:font-size-complex="14pt"/>
    </style:style>
    <style:style style:name="T34" style:family="text">
      <style:text-properties fo:font-variant="normal" fo:text-transform="none" fo:color="#666666" fo:letter-spacing="normal" officeooo:rsid="0048528a"/>
    </style:style>
    <style:style style:name="T35" style:family="text">
      <style:text-properties fo:font-variant="normal" fo:text-transform="none" fo:color="#666666" fo:letter-spacing="normal" officeooo:rsid="004c8472"/>
    </style:style>
    <style:style style:name="T36" style:family="text">
      <style:text-properties fo:font-variant="normal" fo:text-transform="none" fo:color="#666666" fo:letter-spacing="normal" officeooo:rsid="004d8e40"/>
    </style:style>
    <style:style style:name="T37" style:family="text">
      <style:text-properties fo:font-variant="normal" fo:text-transform="none" fo:color="#000000" style:font-name="Garuda" fo:font-size="10.5pt" fo:letter-spacing="normal" fo:font-style="normal" fo:font-weight="normal" style:font-size-asian="10.5pt" style:font-size-complex="10.5pt"/>
    </style:style>
    <style:style style:name="T38" style:family="text">
      <style:text-properties fo:font-variant="normal" fo:text-transform="none" fo:color="#000000" style:font-name="Garuda" fo:font-size="10.5pt" fo:letter-spacing="normal" fo:font-style="normal" fo:font-weight="normal" officeooo:rsid="00565997" style:font-size-asian="10.5pt" style:font-size-complex="10.5pt"/>
    </style:style>
    <style:style style:name="T39" style:family="text">
      <style:text-properties fo:font-variant="normal" fo:text-transform="none" fo:color="#000000" style:font-name="Garuda" fo:font-size="10.5pt" fo:letter-spacing="normal" fo:font-style="normal" fo:font-weight="normal" officeooo:rsid="005a61d6" style:font-size-asian="10.5pt" style:font-size-complex="10.5pt"/>
    </style:style>
    <style:style style:name="T40" style:family="text">
      <style:text-properties fo:font-variant="normal" fo:text-transform="none" fo:color="#000000" style:font-name="Garuda" fo:font-size="10.5pt" fo:letter-spacing="normal" fo:font-weight="normal" style:font-size-asian="10.5pt" style:font-size-complex="10.5pt"/>
    </style:style>
    <style:style style:name="T41" style:family="text">
      <style:text-properties style:font-name="Garuda" officeooo:rsid="0025f3d5" style:font-name-asian="Garuda"/>
    </style:style>
    <style:style style:name="T42" style:family="text">
      <style:text-properties officeooo:rsid="006bda37"/>
    </style:style>
    <style:style style:name="T43" style:family="text">
      <style:text-properties officeooo:rsid="006d20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1">P</text:span></text:span><text:span text:style-name="Strong_20_Emphasis"><text:span text:style-name="T32">art</text:span></text:span><text:span text:style-name="Strong_20_Emphasis"><text:span text:style-name="T31"> </text:span></text:span><text:span text:style-name="Strong_20_Emphasis"><text:span text:style-name="T33">2</text:span></text:span></text:p>
      <text:p text:style-name="P2">1. What is the role of the instance variable sideLength?</text:p>
      <text:p text:style-name="P3"><text:span text:style-name="T8">A: </text:span><text:span text:style-name="T9">The sideLength decides the max number of steps that the boxbug can move in a direction.</text:span></text:p>
      <text:p text:style-name="P3"><text:span text:style-name="T41"><text:line-break/></text:span><text:span text:style-name="T10">2. What is the role of the instance variable steps?</text:span></text:p>
      <text:p text:style-name="P21">A: It calculates the number of steps that the boxbug has run in a same direction , and decides whether the boxbug need to turn by being compared with the sideLength.</text:p>
      <text:p text:style-name="P3"><text:span text:style-name="T41"><text:line-break/></text:span><text:span text:style-name="T10">3. Why is the turn method called twice when steps becomes equal to sideLength?</text:span></text:p>
      <text:p text:style-name="P3"><text:span text:style-name="T11">A: Because the boxbug turns 45 degrees everytime and it need to turn 90 degrees for </text:span><text:span text:style-name="T12">next side of a box.</text:span></text:p>
      <text:p text:style-name="P3"><text:span text:style-name="T41"><text:line-break/></text:span><text:span text:style-name="T10">4. Why can the move method be called in the BoxBug class when there is no move method in the BoxBug code?</text:span></text:p>
      <text:p text:style-name="P4"><text:span text:style-name="T10">A: </text:span><text:span text:style-name="T7">Because the BoxBug class extends the Bug class, </text:span><text:span text:style-name="T13">it inherits the Bug class and</text:span><text:span text:style-name="T7"> it can call the method that implemented in the Bug class.</text:span></text:p>
      <text:p text:style-name="P22"/>
      <text:p text:style-name="P23">5. After a BoxBug is constructed, will the size of its square pattern always be the same? Why or why not?</text:p>
      <text:p text:style-name="P3"><text:span text:style-name="T14">A: Yes. Bec</text:span><text:span text:style-name="T20">a</text:span><text:span text:style-name="T14">use we cannot change the sideLength once it is determined in the c</text:span><text:span text:style-name="T15">o</text:span><text:span text:style-name="T14">nstruction </text:span><text:span text:style-name="T15">of the BoxBug class.</text:span></text:p>
      <text:p text:style-name="P3"><text:span text:style-name="T41"><text:line-break/></text:span><text:span text:style-name="T10">6. Can the path a BoxBug travels ever change? Why or why not?</text:span></text:p>
      <text:p text:style-name="P3"><text:span text:style-name="T16">A: </text:span><text:span text:style-name="T17">Yes. If there is a Rock or another Bug in the way of the BoxBug, </text:span><text:span text:style-name="T18">it will change its direct</text:span><text:span text:style-name="T19">i</text:span><text:span text:style-name="T18">on and starts a new path.</text:span></text:p>
      <text:p text:style-name="P3"><text:span text:style-name="T41"><text:line-break/></text:span><text:span text:style-name="T10">7. When will the value of steps be zero?</text:span></text:p>
      <text:p text:style-name="P5"><text:span text:style-name="T10">A: </text:span><text:span text:style-name="T7">When the BoxBug is constructed or the BoxBug turns 90 degrees.</text:span></text:p>
      <text:p text:style-name="P5"/>
      <text:h text:style-name="P20" text:outline-level="4"><text:bookmark text:name="Part2：BugVariations-Exercises"/>Exercises</text:h>
      <text:p text:style-name="P7"><text:span text:style-name="T30">1.</text:span><text:span text:style-name="T3">Write a class CircleBug that is identical to BoxBug, except that in the act method the turn method is called once instead of twice. How is its behavior different from a BoxBug?</text:span></text:p>
      <text:p text:style-name="P8"><text:span text:style-name="T4">A: </text:span><text:span text:style-name="T5">The CircleBug turns 45 degrees when its steps equals to its sideLength, and it is like to draw a circle. </text:span><text:span text:style-name="T4">The code is below:</text:span></text:p>
      <text:p text:style-name="P25"/>
      <text:p text:style-name="P18"><text:soft-page-break/><text:span text:style-name="Example"><text:span text:style-name="T34">import info.gridworld.actor.Bug; </text:span></text:span></text:p>
      <text:p text:style-name="P18"><text:span text:style-name="Example"><text:span text:style-name="T34">public class CircleBug extends Bug </text:span></text:span></text:p>
      <text:p text:style-name="P18"><text:span text:style-name="Example"><text:span text:style-name="T34">{ </text:span></text:span></text:p>
      <text:p text:style-name="P18"><text:span text:style-name="Example"><text:span text:style-name="T34"><text:s text:c="4"/>private int steps; </text:span></text:span></text:p>
      <text:p text:style-name="P18"><text:span text:style-name="Example"><text:span text:style-name="T34"><text:s text:c="4"/>private int sideLength; </text:span></text:span></text:p>
      <text:p text:style-name="P18"><text:span text:style-name="Example"><text:span text:style-name="T34"><text:s text:c="4"/>public CircleBug(int length) <text:s/>{ </text:span></text:span></text:p>
      <text:p text:style-name="P18"><text:span text:style-name="Example"><text:span text:style-name="T34"><text:s text:c="8"/>steps = 0; </text:span></text:span></text:p>
      <text:p text:style-name="P18"><text:span text:style-name="Example"><text:span text:style-name="T34"><text:s text:c="8"/>sideLength = length; </text:span></text:span></text:p>
      <text:p text:style-name="P18"><text:span text:style-name="Example"><text:span text:style-name="T34"><text:s text:c="4"/>} </text:span></text:span></text:p>
      <text:p text:style-name="P18"><text:span text:style-name="Example"><text:span text:style-name="T34"><text:s text:c="4"/>public void act() <text:s/>{ </text:span></text:span></text:p>
      <text:p text:style-name="P18"><text:span text:style-name="Example"><text:span text:style-name="T34"><text:s text:c="8"/>if (steps &lt; sideLength &amp;&amp; canMove()) <text:s/>{ </text:span></text:span></text:p>
      <text:p text:style-name="P18"><text:span text:style-name="Example"><text:span text:style-name="T34"><text:s text:c="12"/>move(); </text:span></text:span></text:p>
      <text:p text:style-name="P18"><text:span text:style-name="Example"><text:span text:style-name="T34"><text:s text:c="12"/>steps++; </text:span></text:span></text:p>
      <text:p text:style-name="P18"><text:span text:style-name="Example"><text:span text:style-name="T34"><text:s text:c="8"/>} else { </text:span></text:span></text:p>
      <text:p text:style-name="P18"><text:span text:style-name="Example"><text:span text:style-name="T34"><text:s text:c="12"/>turn(); <text:s/>// </text:span></text:span><text:span text:style-name="Example"><text:span text:style-name="T35">Only tu</text:span></text:span><text:span text:style-name="Example"><text:span text:style-name="T36">r</text:span></text:span><text:span text:style-name="Example"><text:span text:style-name="T35">n one time</text:span></text:span></text:p>
      <text:p text:style-name="P18"><text:span text:style-name="Example"><text:span text:style-name="T34"><text:s text:c="12"/>steps = 0; </text:span></text:span></text:p>
      <text:p text:style-name="P18"><text:span text:style-name="Example"><text:span text:style-name="T34"><text:s text:c="8"/>} </text:span></text:span></text:p>
      <text:p text:style-name="P18"><text:span text:style-name="Example"><text:span text:style-name="T34"><text:s text:c="4"/>} </text:span></text:span></text:p>
      <text:p text:style-name="P19"><text:span text:style-name="Example"><text:span text:style-name="T34">}</text:span></text:span></text:p>
      <text:p text:style-name="P19"><text:span text:style-name="Example"><text:span text:style-name="T34"/></text:span></text:p>
      <text:p text:style-name="P26">2. Write a class SpiralBug that drops flowers in a spiral pattern. Hint: Imitate BoxBug, but adjust the side length when the bug turns. You may want to change the world to an UnboundedGrid to see the spiral pattern more clearly.</text:p>
      <text:p text:style-name="P9"><text:span text:style-name="T3">A: </text:span><text:span text:style-name="T6">The code is below:</text:span></text:p>
      <text:p text:style-name="P29">SpiralBugRunner.java:</text:p>
      <text:p text:style-name="P33">import info.gridworld.actor.ActorWorld; </text:p>
      <text:p text:style-name="P33">import info.gridworld.actor.Actor; </text:p>
      <text:p text:style-name="P33">import info.gridworld.grid.Location; </text:p>
      <text:p text:style-name="P33">import info.gridworld.grid.UnboundedGrid; </text:p>
      <text:p text:style-name="P33">import java.awt.Color; </text:p>
      <text:p text:style-name="P33"/>
      <text:p text:style-name="P33">public class SpiralBugRunner { </text:p>
      <text:p text:style-name="P33"><text:soft-page-break/><text:s text:c="4"/>public static void main(String[] args) { </text:p>
      <text:p text:style-name="P10"><text:span text:style-name="T21"><text:s text:c="8"/>UnboundedGrid&lt;Actor&gt; grid = new UnboundedGrid&lt;Actor&gt;(); <text:s/>// </text:span><text:span text:style-name="T22">Create</text:span><text:span text:style-name="T21"> </text:span><text:span text:style-name="T22">A UnboundGrid </text:span></text:p>
      <text:p text:style-name="P33"><text:s text:c="8"/>ActorWorld world = new ActorWorld(grid); </text:p>
      <text:p text:style-name="P33"><text:s text:c="8"/>SpiralBug bob = new SpiralBug(2); </text:p>
      <text:p text:style-name="P33"><text:s text:c="8"/>world.add(new Location(5, 5), bob); </text:p>
      <text:p text:style-name="P33"><text:s text:c="8"/>world.show(); </text:p>
      <text:p text:style-name="P33"><text:s text:c="4"/>} </text:p>
      <text:p text:style-name="P33">}</text:p>
      <text:p text:style-name="P30">SpiralBug.java:</text:p>
      <text:p text:style-name="P34">import info.gridworld.actor.Bug; </text:p>
      <text:p text:style-name="P34"/>
      <text:p text:style-name="P34">public class SpiralBug extends Bug { </text:p>
      <text:p text:style-name="P34"><text:s text:c="4"/>private int steps; </text:p>
      <text:p text:style-name="P34"><text:s text:c="4"/>private int sideLength; </text:p>
      <text:p text:style-name="P34"/>
      <text:p text:style-name="P34"><text:s text:c="4"/>public SpiralBug(int l) { </text:p>
      <text:p text:style-name="P34"><text:s text:c="8"/>steps = 0; </text:p>
      <text:p text:style-name="P34"><text:s text:c="8"/>sideLength = l; </text:p>
      <text:p text:style-name="P34"><text:s text:c="4"/>} </text:p>
      <text:p text:style-name="P34"><text:s text:c="4"/>public void act() { </text:p>
      <text:p text:style-name="P34"><text:s text:c="8"/>if (steps &lt; sideLength &amp;&amp; canMove()) { </text:p>
      <text:p text:style-name="P34"><text:s text:c="12"/>move(); </text:p>
      <text:p text:style-name="P34"><text:s text:c="12"/>steps++; </text:p>
      <text:p text:style-name="P34"><text:s text:c="8"/>} else { </text:p>
      <text:p text:style-name="P11"><text:span text:style-name="T21"><text:s text:c="12"/>sideLength++; <text:s/>// </text:span><text:span text:style-name="T23">Every time the SpiralBug turns, the sideLength + 1</text:span></text:p>
      <text:p text:style-name="P34"><text:s text:c="12"/>turn(); </text:p>
      <text:p text:style-name="P34"><text:s text:c="12"/>turn(); </text:p>
      <text:p text:style-name="P34"><text:soft-page-break/><text:s text:c="12"/>steps = 0; </text:p>
      <text:p text:style-name="P34"><text:s text:c="8"/>} </text:p>
      <text:p text:style-name="P34"><text:s text:c="4"/>} </text:p>
      <text:p text:style-name="P34">}</text:p>
      <text:p text:style-name="P11"/>
      <text:p text:style-name="P6"><text:span text:style-name="T38">3.</text:span><text:span text:style-name="T37">Write a class </text:span><text:span text:style-name="Emphasis"><text:span text:style-name="T40">Zbug </text:span></text:span><text:span text:style-name="T37">to implement bugs that move in a "Z" pattern, starting in the top left corner. After completing one "Z" pattern, a </text:span><text:span text:style-name="Emphasis"><text:span text:style-name="T40">Zbug </text:span></text:span><text:span text:style-name="T37">should stop moving. In any step, if a </text:span><text:span text:style-name="Emphasis"><text:span text:style-name="T40">Zbug </text:span></text:span><text:span text:style-name="T37">can't move and is still attempting to complete its "Z" pattern, the </text:span><text:span text:style-name="Emphasis"><text:span text:style-name="T40">Zbug </text:span></text:span><text:span text:style-name="T37">does not move and should not turn to start a new side. Supply the length of the "Z" as a parameter in the constructor. The following image shows a "Z" pattern of length 4. Hint: Notice that a </text:span><text:span text:style-name="Emphasis"><text:span text:style-name="T40">Zbug </text:span></text:span><text:span text:style-name="T37">needs to be facing east before beginning its "Z" pattern.</text:span></text:p>
      <text:p text:style-name="P17"><text:span text:style-name="T37">A: </text:span><text:span text:style-name="T39">The code is below:</text:span></text:p>
      <text:p text:style-name="P15"><text:span text:style-name="T25">Z</text:span><text:span text:style-name="T24">BugRunner.java:</text:span></text:p>
      <text:p text:style-name="P24">import info.gridworld.actor.ActorWorld; </text:p>
      <text:p text:style-name="P24">import info.gridworld.actor.Actor; </text:p>
      <text:p text:style-name="P24">import info.gridworld.grid.Location; </text:p>
      <text:p text:style-name="P24">import info.gridworld.grid.UnboundedGrid; </text:p>
      <text:p text:style-name="P24">import java.awt.Color; </text:p>
      <text:p text:style-name="P24"/>
      <text:p text:style-name="P24">public class ZBugRunner </text:p>
      <text:p text:style-name="P24">{ </text:p>
      <text:p text:style-name="P24"><text:s text:c="4"/>public static void main(String[] args) </text:p>
      <text:p text:style-name="P24"><text:s text:c="4"/>{ </text:p>
      <text:p text:style-name="P24"><text:s text:c="8"/>//UnboundedGrid&lt;Actor&gt; grid = new UnboundedGrid&lt;Actor&gt;(); </text:p>
      <text:p text:style-name="P24"><text:s text:c="8"/>ActorWorld world = new ActorWorld(); </text:p>
      <text:p text:style-name="P24"><text:s text:c="8"/>ZBug bob = new ZBug(7); </text:p>
      <text:p text:style-name="P24"><text:s text:c="8"/>world.add(new Location(0, 0), bob); </text:p>
      <text:p text:style-name="P24"><text:s text:c="8"/>world.show(); </text:p>
      <text:p text:style-name="P24"><text:s text:c="4"/>} </text:p>
      <text:p text:style-name="P24">}</text:p>
      <text:p text:style-name="P16"><text:span text:style-name="T26">Z</text:span><text:span text:style-name="T27">bug.java:</text:span></text:p>
      <text:p text:style-name="P35">import info.gridworld.actor.Bug; </text:p>
      <text:p text:style-name="P35"/>
      <text:p text:style-name="P35"><text:soft-page-break/>public class ZBug extends Bug </text:p>
      <text:p text:style-name="P35">{ </text:p>
      <text:p text:style-name="P35"><text:s text:c="4"/>private int steps; </text:p>
      <text:p text:style-name="P35"><text:s text:c="4"/>private int sideLength; </text:p>
      <text:p text:style-name="P13"><text:span text:style-name="T27"><text:s text:c="4"/>// Recode </text:span><text:span text:style-name="T28">the number of the Zbug turns</text:span></text:p>
      <text:p text:style-name="P35"><text:s text:c="4"/>private int turnNum; <text:s/></text:p>
      <text:p text:style-name="P35"/>
      <text:p text:style-name="P35"><text:s text:c="4"/>public ZBug(int l) { </text:p>
      <text:p text:style-name="P35"><text:s text:c="8"/>steps = 0; </text:p>
      <text:p text:style-name="P35"><text:s text:c="8"/>turnNum = 0; </text:p>
      <text:p text:style-name="P35"><text:s text:c="8"/>sideLength = l; </text:p>
      <text:p text:style-name="P12"><text:span text:style-name="T27"><text:tab/> <text:s/>//</text:span><text:span text:style-name="T29">Init the direction to be 90</text:span></text:p>
      <text:p text:style-name="P35"><text:s text:c="8"/>setDirection(90); <text:s/></text:p>
      <text:p text:style-name="P35"><text:s text:c="4"/>} </text:p>
      <text:p text:style-name="P35"/>
      <text:p text:style-name="P35"><text:s text:c="4"/>public void act() { </text:p>
      <text:p text:style-name="P35"><text:s text:c="8"/>if (steps &lt; sideLength &amp;&amp; canMove()) { </text:p>
      <text:p text:style-name="P35"><text:s text:c="12"/>move(); </text:p>
      <text:p text:style-name="P35"><text:s text:c="12"/>steps++; </text:p>
      <text:p text:style-name="P35"><text:s text:c="8"/>} else { </text:p>
      <text:p text:style-name="P35"><text:s text:c="12"/>if (this.getDirection() == 90 &amp;&amp; turnNum &lt; 2) { </text:p>
      <text:p text:style-name="P35"><text:s text:c="16"/>this.setDirection(225); </text:p>
      <text:p text:style-name="P35"><text:s text:c="16"/>turnNum++; </text:p>
      <text:p text:style-name="P35"><text:s text:c="16"/>steps = 0; </text:p>
      <text:p text:style-name="P35"><text:s text:c="12"/>} else if (this.getDirection() == 225) { </text:p>
      <text:p text:style-name="P35"><text:s text:c="16"/>this.setDirection(90); turnNum++; </text:p>
      <text:p text:style-name="P35"><text:s text:c="16"/>steps = 0; </text:p>
      <text:p text:style-name="P35"><text:soft-page-break/><text:s text:c="12"/>} </text:p>
      <text:p text:style-name="P35"><text:s text:c="8"/>} </text:p>
      <text:p text:style-name="P35"><text:s text:c="4"/>} </text:p>
      <text:p text:style-name="P35">} </text:p>
      <text:p text:style-name="P12"/>
      <text:p text:style-name="P14"><text:span text:style-name="T2">4.Write a class </text:span><text:span text:style-name="Emphasis"><text:span text:style-name="T1">DancingBug </text:span></text:span><text:span text:style-name="T2">that "dances" by making different turns before each move. The </text:span><text:span text:style-name="Emphasis"><text:span text:style-name="T1">DancingBug </text:span></text:span><text:span text:style-name="T2">constructor has an integer array as parameter. The integer entries in the array represent how many times the bug turns before it moves. For example, an array entry of 5 represents a turn of 225 degrees (recall one turn is 45 degrees). When a dancing bug acts, it should turn the number of times given by the current array entry, then act like a Bug. In the next move, it should use the next entry in the array. After carrying out the last turn in the array, it should start again with the initial array value so that the dancing bug continually repeats the same turning pattern.</text:span><text:line-break/><text:span text:style-name="T1"> <text:s text:c="3"/></text:span><text:span text:style-name="T2">The DancingBugRunner class should create an array and pass it as aparameter to the DancingBug constructor.</text:span></text:p>
      <text:p text:style-name="P14"/>
      <text:p text:style-name="P31">DancingBug.java:</text:p>
      <text:p text:style-name="P36">import info.gridworld.actor.Bug; </text:p>
      <text:p text:style-name="P36">public class DancingBug <text:s/>extends Bug { </text:p>
      <text:p text:style-name="P36"><text:s text:c="4"/>private int steps; </text:p>
      <text:p text:style-name="P36"><text:s text:c="4"/>private int[] nums; </text:p>
      <text:p text:style-name="P36"><text:s text:c="4"/>private int current; </text:p>
      <text:p text:style-name="P36"/>
      <text:p text:style-name="P36"><text:s text:c="4"/>public DancingBug(int[] nums) { </text:p>
      <text:p text:style-name="P36"><text:s text:c="8"/>steps = 0; </text:p>
      <text:p text:style-name="P36"><text:s text:c="8"/>this.nums = nums; </text:p>
      <text:p text:style-name="P36"><text:s text:c="8"/>current = 0; </text:p>
      <text:p text:style-name="P36"><text:s text:c="4"/>} </text:p>
      <text:p text:style-name="P36"/>
      <text:p text:style-name="P36"><text:s text:c="4"/>public void act() <text:s/>{ </text:p>
      <text:p text:style-name="P36"><text:soft-page-break/><text:s text:c="8"/>setDirection(getDirection() + 45*nums[current]); </text:p>
      <text:p text:style-name="P36"><text:s text:c="8"/>current = current + 1 &gt; nums.length - 1 ? 0 : current+1; </text:p>
      <text:p text:style-name="P36"><text:s text:c="8"/>if (canMove()) { </text:p>
      <text:p text:style-name="P36"><text:s text:c="12"/>move(); </text:p>
      <text:p text:style-name="P36"><text:s text:c="12"/>steps++; </text:p>
      <text:p text:style-name="P36"><text:s text:c="8"/>} </text:p>
      <text:p text:style-name="P36"><text:s text:c="4"/>} </text:p>
      <text:p text:style-name="P36">}</text:p>
      <text:p text:style-name="P36"/>
      <text:p text:style-name="P32">DancingBugRunner.java:</text:p>
      <text:p text:style-name="P37">import info.gridworld.actor.ActorWorld; </text:p>
      <text:p text:style-name="P37">import info.gridworld.actor.Actor; </text:p>
      <text:p text:style-name="P37">import info.gridworld.grid.Location; </text:p>
      <text:p text:style-name="P37">import info.gridworld.grid.UnboundedGrid; </text:p>
      <text:p text:style-name="P37">import java.awt.Color; </text:p>
      <text:p text:style-name="P37"/>
      <text:p text:style-name="P37">public class DancingBugRunner { </text:p>
      <text:p text:style-name="P37"><text:s text:c="4"/>public static void main(String[] args) { </text:p>
      <text:p text:style-name="P37"><text:s text:c="8"/>ActorWorld world = new ActorWorld(); </text:p>
      <text:p text:style-name="P37"><text:s text:c="8"/>int[] nums = {2,5,6,3,9,10,2,0, 10}; </text:p>
      <text:p text:style-name="P37"><text:s text:c="8"/>DancingBug bob = new DancingBug(nums); </text:p>
      <text:p text:style-name="P37"><text:s text:c="8"/>world.add(new Location(5, 5), bob); </text:p>
      <text:p text:style-name="P37"><text:s text:c="8"/>world.show(); </text:p>
      <text:p text:style-name="P37"><text:s text:c="4"/>} </text:p>
      <text:p text:style-name="P37">}</text:p>
      <text:p text:style-name="P37"/>
      <text:p text:style-name="P37"/>
      <text:p text:style-name="P27"><text:soft-page-break/>5. Study the code for the BoxBugRunner class. Summarize the steps you would use to add another BoxBug actor to the grid.</text:p>
      <text:p text:style-name="P28">A: <text:span text:style-name="T42">1. New a BoxBug object with a param that is its sideLength.</text:span></text:p>
      <text:p text:style-name="P28"><text:s text:c="4"/><text:span text:style-name="T43">2.Call the method of ActionWorld ---- add(BoxBug) or add(Location, BoxBug). The first method create a random location for BoxBug.</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FreeSans, sans-serif"/>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03:29.328632915</meta:creation-date>
    <dc:date>2015-08-19T17:31:40.210718249</dc:date>
    <meta:editing-duration>PT3H50M12S</meta:editing-duration>
    <meta:editing-cycles>92</meta:editing-cycles>
    <meta:generator>LibreOffice/4.2.8.2$Linux_X86_64 LibreOffice_project/420m0$Build-2</meta:generator>
    <meta:document-statistic meta:table-count="0" meta:image-count="0" meta:object-count="0" meta:page-count="8" meta:paragraph-count="164" meta:word-count="1051" meta:character-count="7211" meta:non-whitespace-character-count="5444"/>
  </office:meta>
</office:document-meta>
</file>